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épot n°1</text:p>
      <text:p text:style-name="Standard"/>
      <text:p text:style-name="P1">Lien du dépot</text:p>
      <text:p text:style-name="Standard">https://github.com/Alex-Overlord/SocialHub</text:p>
      <text:p text:style-name="Standard"/>
      <text:p text:style-name="Standard"><text:span text:style-name="T1">Maquette</text:span></text:p>
      <text:p text:style-name="Standard"/>
      <text:p text:style-name="Standard">Des amelioration de conception a été faite:</text:p>
      <text:p text:style-name="Standard"><text:s/></text:p>
      <text:p text:style-name="Standard">Dans un premier teù^s que nous voulons obtenir</text:p>
      <text:p text:style-name="Standard"/>
      <text:p text:style-name="Standard">page de presentation (login) = </text:p>
      <text:p text:style-name="Standard">changement la page d'arriver (idée architectur de wattsapp)</text:p>
      <text:p text:style-name="Standard">visualisation de tout nos réseaux et option d'en ajouter et modififier</text:p>
      <text:p text:style-name="Standard"/>
      <text:p text:style-name="Standard"/>
      <text:p text:style-name="Standard"/>
      <text:p text:style-name="Standard"/>
      <text:p text:style-name="P1">Base de données</text:p>
      <text:p text:style-name="P2">Pour l'instant nous avions pas changer la base de donnée, nous </text:p>
      <text:p text:style-name="Standard"/>
      <text:p text:style-name="P1">Réalisation/ Avancement</text:p>
      <text:p text:style-name="Standard"/>
      <text:p text:style-name="Standard">Nous avions décider d'utiliser FireBase, nous somme en train d'approprier l'outil et réaliser la base de donnée.</text:p>
      <text:p text:style-name="Standard"/>
      <text:p text:style-name="Standard">Pourquoi nous avions choisir fireBase ?</text:p>
      <text:p text:style-name="Standard">Outils google, plus simple, pas trop a boser le backend. Une utilisatiçon plus optimiser les acces au serveur est plus rapide.</text:p>
      <text:p text:style-name="Standard"/>
      <text:p text:style-name="Standard"/>
      <text:p text:style-name="Standard"/>
      <text:p text:style-name="Standard">Réalisation de l'interface login (un début)</text:p>
      <text:p text:style-name="Standard"/>
      <text:p text:style-name="Standard"/>
      <text:p text:style-name="P1">L'objectif avenir</text:p>
      <text:p text:style-name="Standard">Dans un premier temps nous allons nous concentrer dans la mise en place du type de réseau type "Wattsap" puis nous allons par la suite implémen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8M9S</meta:editing-duration>
    <meta:editing-cycles>4</meta:editing-cycles>
    <meta:generator>OpenOffice/4.1.7$Win32 OpenOffice.org_project/417m1$Build-9800</meta:generator>
    <dc:date>2021-03-31T23:14:35.87</dc:date>
    <dc:creator>ambre lamouchi</dc:creator>
    <meta:document-statistic meta:table-count="0" meta:image-count="0" meta:object-count="0" meta:page-count="1" meta:paragraph-count="19" meta:word-count="140" meta:character-count="907"/>
    <meta:user-defined meta:name="Info 1"/>
    <meta:user-defined meta:name="Info 2"/>
    <meta:user-defined meta:name="Info 3"/>
    <meta:user-defined meta:name="Info 4"/>
  </office:meta>
</office:document-meta>
</file>